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AxisServle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AxisServlet.init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DEAxisServlet.createODE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AxisServlet.doGet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AxisServlet.getODE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